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568cm" fo:min-width="1.409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top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2.794cm" svg:x="2.905cm" svg:y="3.6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921cm" svg:height="2.794cm" svg:x="10.906cm" svg:y="1.25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921cm" svg:height="2.794cm" svg:x="14.97cm" svg:y="5.06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921cm" svg:height="2.794cm" svg:x="11.922cm" svg:y="10.6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921cm" svg:height="2.794cm" svg:x="3.54cm" svg:y="9.63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921cm" svg:height="2.794cm" svg:x="8.747cm" svg:y="5.69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9.174cm" svg:y1="6.108cm" svg:x2="5.826cm" svg:y2="5.064cm" draw:start-shape="id1" draw:start-glue-point="5" draw:end-shape="id2" draw:end-glue-point="10" svg:d="M9174 6108l-3348-1044" svg:viewBox="0 0 3349 1045">
          <text:p text:style-name="P3"/>
          <text:p text:style-name="P3">5</text:p>
        </draw:connector>
        <draw:connector draw:style-name="gr3" draw:text-style-name="P4" draw:layer="layout" draw:type="line" svg:x1="10.208cm" svg:y1="5.699cm" svg:x2="12.367cm" svg:y2="4.048cm" draw:start-shape="id1" draw:start-glue-point="4" draw:end-shape="id3" draw:end-glue-point="8" svg:d="M10208 5699l2159-1651" svg:viewBox="0 0 2160 1652">
          <text:p text:style-name="P3"/>
          <text:p text:style-name="P3"><text:s text:c="5"/>3</text:p>
        </draw:connector>
        <draw:connector draw:style-name="gr3" draw:text-style-name="P4" draw:layer="layout" draw:type="line" svg:x1="11.668cm" svg:y1="7.096cm" svg:x2="14.97cm" svg:y2="6.461cm" draw:start-shape="id1" draw:start-glue-point="10" draw:end-shape="id4" draw:end-glue-point="6" svg:d="M11668 7096l3302-635" svg:viewBox="0 0 3303 636">
          <text:p text:style-name="P3"/>
          <text:p text:style-name="P3"/>
          <text:p text:style-name="P3">11</text:p>
        </draw:connector>
        <draw:connector draw:style-name="gr3" draw:text-style-name="P4" draw:layer="layout" draw:type="line" svg:x1="11.241cm" svg:y1="8.084cm" svg:x2="12.349cm" svg:y2="11.061cm" draw:start-shape="id1" draw:start-glue-point="9" draw:end-shape="id5" draw:end-glue-point="5" svg:d="M11241 8084l1108 2977" svg:viewBox="0 0 1109 2978">
          <text:p text:style-name="P3"><text:s text:c="5"/>1</text:p>
        </draw:connector>
        <draw:connector draw:style-name="gr3" draw:text-style-name="P4" draw:layer="layout" draw:type="line" svg:x1="9.174cm" svg:y1="8.084cm" svg:x2="6.034cm" svg:y2="10.045cm" draw:start-shape="id1" draw:start-glue-point="7" draw:end-shape="id6" draw:end-glue-point="11" svg:d="M9174 8084l-3140 1961" svg:viewBox="0 0 3141 1962">
          <text:p text:style-name="P3"/>
          <text:p text:style-name="P3"/>
          <text:p text:style-name="P3">9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6:09:25.860326731</meta:creation-date>
    <dc:date>2017-01-16T16:31:14.830659302</dc:date>
    <meta:editing-duration>PT11M36S</meta:editing-duration>
    <meta:editing-cycles>5</meta:editing-cycles>
    <meta:generator>LibreOffice/5.2.4.2.0$Linux_X86_64 LibreOffice_project/20m0$Build-2</meta:generator>
    <meta:document-statistic meta:object-count="11"/>
  </office:meta>
</office:document-meta>
</file>